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adi Extra Light" svg:font-family="Abadi Extra Light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badi Extra Light" fo:color="#0070C0" fo:font-size="20pt" style:font-size-asian="20pt" style:font-size-complex="20pt"/>
    </style:style>
    <style:style style:name="P2" style:parent-style-name="Normal" style:family="paragraph">
      <style:text-properties style:font-name="Abadi Extra Light" fo:font-size="16pt" style:font-size-asian="16pt" style:font-size-complex="16pt"/>
    </style:style>
    <style:style style:name="P3" style:parent-style-name="Normal" style:family="paragraph">
      <style:text-properties style:font-name="Abadi Extra Light" fo:font-size="16pt" style:font-size-asian="16pt" style:font-size-complex="16pt"/>
    </style:style>
    <style:style style:name="P4" style:parent-style-name="Normal" style:family="paragraph">
      <style:text-properties style:font-name="Abadi Extra Light" fo:font-size="16pt" style:font-size-asian="16pt" style:font-size-complex="16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Abadi Extra Light" fo:color="#196B24" fo:font-size="16pt" style:font-size-asian="16pt" style:font-size-complex="16pt"/>
    </style:style>
    <style:style style:name="T7" style:parent-style-name="DefaultParagraphFont" style:family="text">
      <style:text-properties style:font-name="Abadi Extra Light" fo:font-size="16pt" style:font-size-asian="16pt" style:font-size-complex="16pt"/>
    </style:style>
    <style:style style:name="T8" style:parent-style-name="DefaultParagraphFont" style:family="text">
      <style:text-properties style:font-name="Abadi Extra Light" fo:font-size="16pt" style:font-size-asian="16pt" style:font-size-complex="16pt"/>
    </style:style>
    <style:style style:name="P9" style:parent-style-name="ListParagraph" style:list-style-name="LFO2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0" style:parent-style-name="ListParagraph" style:list-style-name="LFO2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1" style:parent-style-name="ListParagraph" style:list-style-name="LFO2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2" style:parent-style-name="ListParagraph" style:list-style-name="LFO2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3" style:parent-style-name="Normal" style:family="paragraph">
      <style:paragraph-properties fo:text-align="justify" fo:margin-left="0.5in">
        <style:tab-stops/>
      </style:paragraph-properties>
    </style:style>
    <style:style style:name="T14" style:parent-style-name="DefaultParagraphFont" style:family="text">
      <style:text-properties style:font-name="Abadi Extra Light" fo:font-size="16pt" style:font-size-asian="16pt" style:font-size-complex="16pt"/>
    </style:style>
    <style:style style:name="T15" style:parent-style-name="DefaultParagraphFont" style:family="text">
      <style:text-properties style:font-name="Abadi Extra Light" fo:color="#196B24" fo:font-size="16pt" style:font-size-asian="16pt" style:font-size-complex="16pt"/>
    </style:style>
    <style:style style:name="T16" style:parent-style-name="DefaultParagraphFont" style:family="text">
      <style:text-properties style:font-name="Abadi Extra Light" fo:font-size="16pt" style:font-size-asian="16pt" style:font-size-complex="16pt"/>
    </style:style>
    <style:style style:name="P17" style:parent-style-name="ListParagraph" style:list-style-name="LFO1" style:family="paragraph">
      <style:paragraph-properties fo:text-align="justify"/>
    </style:style>
    <style:style style:name="T18" style:parent-style-name="DefaultParagraphFont" style:family="text">
      <style:text-properties style:font-name="Abadi Extra Light" fo:color="#4EA72E" fo:font-size="16pt" style:font-size-asian="16pt" style:font-size-complex="16pt"/>
    </style:style>
    <style:style style:name="T19" style:parent-style-name="DefaultParagraphFont" style:family="text">
      <style:text-properties style:font-name="Abadi Extra Light" fo:font-size="16pt" style:font-size-asian="16pt" style:font-size-complex="16pt"/>
    </style:style>
    <style:style style:name="P20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1" style:parent-style-name="ListParagraph" style:family="paragraph">
      <style:paragraph-properties fo:text-align="justify"/>
      <style:text-properties style:font-name="Abadi Extra Light" fo:color="#EE0000" fo:font-size="16pt" style:font-size-asian="16pt" style:font-size-complex="16pt"/>
    </style:style>
    <style:style style:name="P22" style:parent-style-name="ListParagraph" style:family="paragraph">
      <style:paragraph-properties fo:text-align="justify"/>
      <style:text-properties style:font-name="Abadi Extra Light" fo:color="#E97132" fo:font-size="16pt" style:font-size-asian="16pt" style:font-size-complex="16pt"/>
    </style:style>
    <style:style style:name="P23" style:parent-style-name="ListParagraph" style:family="paragraph">
      <style:paragraph-properties fo:text-align="justify"/>
    </style:style>
    <style:style style:name="T24" style:parent-style-name="DefaultParagraphFont" style:family="text">
      <style:text-properties style:font-name="Abadi Extra Light" fo:color="#4EA72E" fo:font-size="16pt" style:font-size-asian="16pt" style:font-size-complex="16pt"/>
    </style:style>
    <style:style style:name="T25" style:parent-style-name="DefaultParagraphFont" style:family="text">
      <style:text-properties style:font-name="Abadi Extra Light" fo:font-size="16pt" style:font-size-asian="16pt" style:font-size-complex="16pt"/>
    </style:style>
    <style:style style:name="T26" style:parent-style-name="DefaultParagraphFont" style:family="text">
      <style:text-properties style:font-name="Abadi Extra Light" fo:font-size="16pt" style:font-size-asian="16pt" style:font-size-complex="16pt"/>
    </style:style>
    <style:style style:name="P27" style:parent-style-name="ListParagraph" style:family="paragraph">
      <style:paragraph-properties fo:text-align="justify"/>
      <style:text-properties style:font-name="Abadi Extra Light" fo:color="#92D050" fo:font-size="16pt" style:font-size-asian="16pt" style:font-size-complex="16pt"/>
    </style:style>
    <style:style style:name="P28" style:parent-style-name="ListParagraph" style:family="paragraph">
      <style:paragraph-properties fo:text-align="justify"/>
    </style:style>
    <style:style style:name="T29" style:parent-style-name="DefaultParagraphFont" style:family="text">
      <style:text-properties style:font-name="Abadi Extra Light" fo:color="#EE0000" fo:font-size="16pt" style:font-size-asian="16pt" style:font-size-complex="16pt"/>
    </style:style>
    <style:style style:name="P30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31" style:parent-style-name="ListParagraph" style:family="paragraph">
      <style:paragraph-properties fo:text-align="justify"/>
    </style:style>
    <style:style style:name="T32" style:parent-style-name="DefaultParagraphFont" style:family="text">
      <style:text-properties style:font-name="Abadi Extra Light" fo:color="#4EA72E" fo:font-size="16pt" style:font-size-asian="16pt" style:font-size-complex="16pt"/>
    </style:style>
    <style:style style:name="T33" style:parent-style-name="DefaultParagraphFont" style:family="text">
      <style:text-properties style:font-name="Abadi Extra Light" fo:font-size="16pt" style:font-size-asian="16pt" style:font-size-complex="16pt"/>
    </style:style>
    <style:style style:name="T34" style:parent-style-name="DefaultParagraphFont" style:family="text">
      <style:text-properties style:font-name="Abadi Extra Light" fo:font-size="16pt" style:font-size-asian="16pt" style:font-size-complex="16pt"/>
    </style:style>
    <style:style style:name="T35" style:parent-style-name="DefaultParagraphFont" style:family="text">
      <style:text-properties style:font-name="Abadi Extra Light" fo:color="#196B24" fo:font-size="16pt" style:font-size-asian="16pt" style:font-size-complex="16pt"/>
    </style:style>
    <style:style style:name="T36" style:parent-style-name="DefaultParagraphFont" style:family="text">
      <style:text-properties style:font-name="Abadi Extra Light" fo:font-size="16pt" style:font-size-asian="16pt" style:font-size-complex="16pt"/>
    </style:style>
    <style:style style:name="P37" style:parent-style-name="ListParagraph" style:family="paragraph">
      <style:paragraph-properties fo:text-align="justify"/>
      <style:text-properties style:font-name="Abadi Extra Light" fo:color="#E97132" fo:font-size="16pt" style:font-size-asian="16pt" style:font-size-complex="16pt"/>
    </style:style>
    <style:style style:name="P38" style:parent-style-name="ListParagraph" style:family="paragraph">
      <style:paragraph-properties fo:text-align="justify"/>
    </style:style>
    <style:style style:name="T39" style:parent-style-name="DefaultParagraphFont" style:family="text">
      <style:text-properties style:font-name="Abadi Extra Light" fo:color="#4EA72E" fo:font-size="16pt" style:font-size-asian="16pt" style:font-size-complex="16pt"/>
    </style:style>
    <style:style style:name="T40" style:parent-style-name="DefaultParagraphFont" style:family="text">
      <style:text-properties style:font-name="Abadi Extra Light" fo:font-size="16pt" style:font-size-asian="16pt" style:font-size-complex="16pt"/>
    </style:style>
    <style:style style:name="P41" style:parent-style-name="ListParagraph" style:family="paragraph">
      <style:paragraph-properties fo:text-align="justify"/>
    </style:style>
    <style:style style:name="P42" style:parent-style-name="ListParagraph" style:family="paragraph">
      <style:paragraph-properties fo:text-align="justify"/>
      <style:text-properties style:font-name="Abadi Extra Light" fo:color="#C00000" fo:font-size="14pt" style:font-size-asian="14pt" style:font-size-complex="14pt"/>
    </style:style>
    <style:style style:name="P43" style:parent-style-name="ListParagraph" style:family="paragraph">
      <style:paragraph-properties fo:text-align="justify"/>
      <style:text-properties style:font-name="Abadi Extra Light" fo:color="#C00000" fo:font-size="14pt" style:font-size-asian="14pt" style:font-size-complex="14pt"/>
    </style:style>
    <style:style style:name="P44" style:parent-style-name="ListParagraph" style:family="paragraph">
      <style:paragraph-properties fo:text-align="justify"/>
    </style:style>
    <style:style style:name="T45" style:parent-style-name="DefaultParagraphFont" style:family="text">
      <style:text-properties style:font-name="Abadi Extra Light" fo:color="#4EA72E" fo:font-size="16pt" style:font-size-asian="16pt" style:font-size-complex="16pt"/>
    </style:style>
    <style:style style:name="T46" style:parent-style-name="DefaultParagraphFont" style:family="text">
      <style:text-properties style:font-name="Abadi Extra Light" fo:font-size="16pt" style:font-size-asian="16pt" style:font-size-complex="16pt"/>
    </style:style>
    <style:style style:name="P47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48" style:parent-style-name="ListParagraph" style:list-style-name="LFO1" style:family="paragraph">
      <style:paragraph-properties fo:text-align="justify"/>
    </style:style>
    <style:style style:name="T49" style:parent-style-name="DefaultParagraphFont" style:family="text">
      <style:text-properties style:font-name="Abadi Extra Light" fo:font-size="16pt" style:font-size-asian="16pt" style:font-size-complex="16pt"/>
    </style:style>
    <style:style style:name="T50" style:parent-style-name="DefaultParagraphFont" style:family="text">
      <style:text-properties style:font-name="Abadi Extra Light" fo:color="#196B24" fo:font-size="16pt" style:font-size-asian="16pt" style:font-size-complex="16pt"/>
    </style:style>
    <style:style style:name="T51" style:parent-style-name="DefaultParagraphFont" style:family="text">
      <style:text-properties style:font-name="Abadi Extra Light" fo:font-size="16pt" style:font-size-asian="16pt" style:font-size-complex="16pt"/>
    </style:style>
    <style:style style:name="P52" style:parent-style-name="ListParagraph" style:list-style-name="LFO3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53" style:parent-style-name="ListParagraph" style:list-style-name="LFO3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54" style:parent-style-name="ListParagraph" style:list-style-name="LFO3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55" style:parent-style-name="ListParagraph" style:list-style-name="LFO3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56" style:parent-style-name="ListParagraph" style:list-style-name="LFO3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57" style:parent-style-name="Normal" style:family="paragraph">
      <style:paragraph-properties fo:text-align="justify" fo:margin-left="0.75in">
        <style:tab-stops/>
      </style:paragraph-properties>
      <style:text-properties style:font-name="Abadi Extra Light" fo:font-size="16pt" style:font-size-asian="16pt" style:font-size-complex="16pt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style:font-name="Abadi Extra Light" fo:font-size="16pt" style:font-size-asian="16pt" style:font-size-complex="16pt"/>
    </style:style>
    <style:style style:name="T60" style:parent-style-name="DefaultParagraphFont" style:family="text">
      <style:text-properties style:font-name="Abadi Extra Light" fo:font-size="18pt" style:font-size-asian="18pt" style:font-size-complex="18pt"/>
    </style:style>
    <style:style style:name="T61" style:parent-style-name="DefaultParagraphFont" style:family="text">
      <style:text-properties style:font-name="Abadi Extra Light" fo:font-size="16pt" style:font-size-asian="16pt" style:font-size-complex="16pt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="Abadi Extra Light" fo:font-size="16pt" style:font-size-asian="16pt" style:font-size-complex="16pt"/>
    </style:style>
    <style:style style:name="T64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style:font-name="Abadi Extra Light" fo:font-size="16pt" style:font-size-asian="16pt" style:font-size-complex="16pt"/>
    </style:style>
    <style:style style:name="P66" style:parent-style-name="Normal" style:family="paragraph">
      <style:paragraph-properties fo:text-align="justify"/>
    </style:style>
    <style:style style:name="T67" style:parent-style-name="DefaultParagraphFont" style:family="text">
      <style:text-properties style:font-name="Abadi Extra Light" fo:font-size="16pt" style:font-size-asian="16pt" style:font-size-complex="16pt"/>
    </style:style>
    <style:style style:name="T68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69" style:parent-style-name="DefaultParagraphFont" style:family="text">
      <style:text-properties style:font-name="Abadi Extra Light" fo:font-size="16pt" style:font-size-asian="16pt" style:font-size-complex="16pt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Abadi Extra Light" fo:font-size="16pt" style:font-size-asian="16pt" style:font-size-complex="16pt"/>
    </style:style>
    <style:style style:name="T72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73" style:parent-style-name="DefaultParagraphFont" style:family="text">
      <style:text-properties style:font-name="Abadi Extra Light" fo:font-size="16pt" style:font-size-asian="16pt" style:font-size-complex="16pt"/>
    </style:style>
    <style:style style:name="T74" style:parent-style-name="DefaultParagraphFont" style:family="text">
      <style:text-properties style:font-name="Abadi Extra Light" fo:font-size="16pt" style:font-size-asian="16pt" style:font-size-complex="16pt"/>
    </style:style>
    <style:style style:name="P75" style:parent-style-name="Normal" style:family="paragraph">
      <style:paragraph-properties fo:text-align="justify"/>
    </style:style>
    <style:style style:name="T76" style:parent-style-name="DefaultParagraphFont" style:family="text">
      <style:text-properties style:font-name="Abadi Extra Light" fo:font-size="16pt" style:font-size-asian="16pt" style:font-size-complex="16pt"/>
    </style:style>
    <style:style style:name="T77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78" style:parent-style-name="DefaultParagraphFont" style:family="text">
      <style:text-properties style:font-name="Abadi Extra Light" fo:font-size="16pt" style:font-size-asian="16pt" style:font-size-complex="16pt"/>
    </style:style>
    <style:style style:name="P79" style:parent-style-name="Normal" style:family="paragraph">
      <style:paragraph-properties fo:text-align="justify"/>
    </style:style>
    <style:style style:name="T80" style:parent-style-name="DefaultParagraphFont" style:family="text">
      <style:text-properties style:font-name="Abadi Extra Light" fo:font-size="16pt" style:font-size-asian="16pt" style:font-size-complex="16pt"/>
    </style:style>
    <style:style style:name="T81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style:font-name="Abadi Extra Light" fo:font-size="16pt" style:font-size-asian="16pt" style:font-size-complex="16pt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Abadi Extra Light" fo:font-size="18pt" style:font-size-asian="18pt" style:font-size-complex="18pt"/>
    </style:style>
    <style:style style:name="T85" style:parent-style-name="DefaultParagraphFont" style:family="text">
      <style:text-properties style:font-name="Abadi Extra Light" fo:font-size="16pt" style:font-size-asian="16pt" style:font-size-complex="16pt"/>
    </style:style>
    <style:style style:name="P86" style:parent-style-name="Normal" style:family="paragraph">
      <style:paragraph-properties fo:text-align="justify"/>
    </style:style>
    <style:style style:name="T87" style:parent-style-name="DefaultParagraphFont" style:family="text">
      <style:text-properties style:font-name="Abadi Extra Light" fo:font-size="16pt" style:font-size-asian="16pt" style:font-size-complex="16pt"/>
    </style:style>
    <style:style style:name="T88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89" style:parent-style-name="DefaultParagraphFont" style:family="text">
      <style:text-properties style:font-name="Abadi Extra Light" fo:font-size="16pt" style:font-size-asian="16pt" style:font-size-complex="16pt"/>
    </style:style>
    <style:style style:name="P90" style:parent-style-name="Normal" style:family="paragraph">
      <style:paragraph-properties fo:text-align="justify"/>
    </style:style>
    <style:style style:name="T91" style:parent-style-name="DefaultParagraphFont" style:family="text">
      <style:text-properties style:font-name="Abadi Extra Light" fo:font-size="16pt" style:font-size-asian="16pt" style:font-size-complex="16pt"/>
    </style:style>
    <style:style style:name="T92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93" style:parent-style-name="DefaultParagraphFont" style:family="text">
      <style:text-properties style:font-name="Abadi Extra Light" fo:font-size="16pt" style:font-size-asian="16pt" style:font-size-complex="16pt"/>
    </style:style>
    <style:style style:name="T94" style:parent-style-name="DefaultParagraphFont" style:family="text">
      <style:text-properties style:font-name="Abadi Extra Light" fo:font-size="16pt" style:font-size-asian="16pt" style:font-size-complex="16pt"/>
    </style:style>
    <style:style style:name="P95" style:parent-style-name="Normal" style:family="paragraph">
      <style:paragraph-properties fo:text-align="justify"/>
    </style:style>
    <style:style style:name="T96" style:parent-style-name="DefaultParagraphFont" style:family="text">
      <style:text-properties style:font-name="Abadi Extra Light" fo:font-size="16pt" style:font-size-asian="16pt" style:font-size-complex="16pt"/>
    </style:style>
    <style:style style:name="T97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98" style:parent-style-name="DefaultParagraphFont" style:family="text">
      <style:text-properties style:font-name="Abadi Extra Light" fo:font-size="16pt" style:font-size-asian="16pt" style:font-size-complex="16pt"/>
    </style:style>
    <style:style style:name="P99" style:parent-style-name="Normal" style:family="paragraph">
      <style:paragraph-properties fo:text-align="justify"/>
    </style:style>
    <style:style style:name="T100" style:parent-style-name="DefaultParagraphFont" style:family="text">
      <style:text-properties style:font-name="Abadi Extra Light" fo:font-size="16pt" style:font-size-asian="16pt" style:font-size-complex="16pt"/>
    </style:style>
    <style:style style:name="T101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style:font-name="Abadi Extra Light" fo:font-size="16pt" style:font-size-asian="16pt" style:font-size-complex="16pt"/>
    </style:style>
    <style:style style:name="P103" style:parent-style-name="Normal" style:family="paragraph">
      <style:paragraph-properties fo:text-align="justify"/>
    </style:style>
    <style:style style:name="T104" style:parent-style-name="DefaultParagraphFont" style:family="text">
      <style:text-properties style:font-name="Abadi Extra Light" fo:font-size="16pt" style:font-size-asian="16pt" style:font-size-complex="16pt"/>
    </style:style>
    <style:style style:name="T105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06" style:parent-style-name="DefaultParagraphFont" style:family="text">
      <style:text-properties style:font-name="Abadi Extra Light" fo:font-size="16pt" style:font-size-asian="16pt" style:font-size-complex="16pt"/>
    </style:style>
    <style:style style:name="P107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style:font-name="Abadi Extra Light" fo:font-size="18pt" style:font-size-asian="18pt" style:font-size-complex="18pt"/>
    </style:style>
    <style:style style:name="P110" style:parent-style-name="Normal" style:family="paragraph">
      <style:paragraph-properties fo:text-align="justify"/>
    </style:style>
    <style:style style:name="T111" style:parent-style-name="DefaultParagraphFont" style:family="text">
      <style:text-properties style:font-name="Abadi Extra Light" fo:font-size="16pt" style:font-size-asian="16pt" style:font-size-complex="16pt"/>
    </style:style>
    <style:style style:name="T112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13" style:parent-style-name="DefaultParagraphFont" style:family="text">
      <style:text-properties style:font-name="Abadi Extra Light" fo:font-size="16pt" style:font-size-asian="16pt" style:font-size-complex="16pt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Abadi Extra Light" fo:font-size="16pt" style:font-size-asian="16pt" style:font-size-complex="16pt"/>
    </style:style>
    <style:style style:name="T116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style:font-name="Abadi Extra Light" fo:font-size="16pt" style:font-size-asian="16pt" style:font-size-complex="16pt"/>
    </style:style>
    <style:style style:name="P118" style:parent-style-name="Normal" style:family="paragraph">
      <style:paragraph-properties fo:text-align="justify"/>
    </style:style>
    <style:style style:name="T119" style:parent-style-name="DefaultParagraphFont" style:family="text">
      <style:text-properties style:font-name="Abadi Extra Light" fo:font-size="16pt" style:font-size-asian="16pt" style:font-size-complex="16pt"/>
    </style:style>
    <style:style style:name="T120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21" style:parent-style-name="DefaultParagraphFont" style:family="text">
      <style:text-properties style:font-name="Abadi Extra Light" fo:font-size="16pt" style:font-size-asian="16pt" style:font-size-complex="16pt"/>
    </style:style>
    <style:style style:name="P122" style:parent-style-name="Normal" style:family="paragraph">
      <style:paragraph-properties fo:text-align="justify"/>
    </style:style>
    <style:style style:name="T123" style:parent-style-name="DefaultParagraphFont" style:family="text">
      <style:text-properties style:font-name="Abadi Extra Light" fo:font-size="16pt" style:font-size-asian="16pt" style:font-size-complex="16pt"/>
    </style:style>
    <style:style style:name="T124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25" style:parent-style-name="DefaultParagraphFont" style:family="text">
      <style:text-properties style:font-name="Abadi Extra Light" fo:font-size="16pt" style:font-size-asian="16pt" style:font-size-complex="16pt"/>
    </style:style>
    <style:style style:name="P126" style:parent-style-name="Normal" style:family="paragraph">
      <style:paragraph-properties fo:text-align="justify"/>
    </style:style>
    <style:style style:name="T127" style:parent-style-name="DefaultParagraphFont" style:family="text">
      <style:text-properties style:font-name="Abadi Extra Light" fo:font-size="16pt" style:font-size-asian="16pt" style:font-size-complex="16pt"/>
    </style:style>
    <style:style style:name="T128" style:parent-style-name="DefaultParagraphFont" style:family="text">
      <style:text-properties style:font-name="Abadi Extra Light" fo:font-weight="bold" style:font-weight-asian="bold" style:font-weight-complex="bold" fo:font-size="16pt" style:font-size-asian="16pt" style:font-size-complex="16pt"/>
    </style:style>
    <style:style style:name="T129" style:parent-style-name="DefaultParagraphFont" style:family="text">
      <style:text-properties style:font-name="Abadi Extra Light" fo:font-size="16pt" style:font-size-asian="16pt" style:font-size-complex="16pt"/>
    </style:style>
    <style:style style:name="P130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31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32" style:parent-style-name="Normal" style:family="paragraph">
      <style:paragraph-properties fo:text-align="justify"/>
    </style:style>
    <style:style style:name="T133" style:parent-style-name="DefaultParagraphFont" style:family="text">
      <style:text-properties style:font-name="Abadi Extra Light" fo:font-size="16pt" style:font-size-asian="16pt" style:font-size-complex="16pt"/>
    </style:style>
    <style:style style:name="T134" style:parent-style-name="DefaultParagraphFont" style:family="text">
      <style:text-properties style:font-name="Abadi Extra Light" fo:color="#E97132" fo:font-size="18pt" style:font-size-asian="18pt" style:font-size-complex="18pt"/>
    </style:style>
    <style:style style:name="T135" style:parent-style-name="DefaultParagraphFont" style:family="text">
      <style:text-properties style:font-name="Abadi Extra Light" fo:font-size="16pt" style:font-size-asian="16pt" style:font-size-complex="16pt"/>
    </style:style>
    <style:style style:name="T136" style:parent-style-name="DefaultParagraphFont" style:family="text">
      <style:text-properties style:font-name="Abadi Extra Light" fo:font-size="16pt" style:font-size-asian="16pt" style:font-size-complex="16pt"/>
    </style:style>
    <style:style style:name="T137" style:parent-style-name="DefaultParagraphFont" style:family="text">
      <style:text-properties style:font-name="Abadi Extra Light" fo:color="#A02B93" fo:font-size="18pt" style:font-size-asian="18pt" style:font-size-complex="18pt"/>
    </style:style>
    <style:style style:name="T138" style:parent-style-name="DefaultParagraphFont" style:family="text">
      <style:text-properties style:font-name="Abadi Extra Light" fo:font-size="18pt" style:font-size-asian="18pt" style:font-size-complex="18pt"/>
    </style:style>
    <style:style style:name="T139" style:parent-style-name="DefaultParagraphFont" style:family="text">
      <style:text-properties style:font-name="Abadi Extra Light" fo:font-size="16pt" style:font-size-asian="16pt" style:font-size-complex="16pt"/>
    </style:style>
    <style:style style:name="P140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1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2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3" style:parent-style-name="ListParagraph" style:list-style-name="LFO4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4" style:parent-style-name="ListParagraph" style:list-style-name="LFO4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5" style:parent-style-name="ListParagraph" style:list-style-name="LFO4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46" style:parent-style-name="Normal" style:family="paragraph">
      <style:paragraph-properties fo:text-align="justify"/>
    </style:style>
    <style:style style:name="T147" style:parent-style-name="DefaultParagraphFont" style:family="text">
      <style:text-properties style:font-name="Abadi Extra Light" fo:color="#E97132" fo:font-size="18pt" style:font-size-asian="18pt" style:font-size-complex="18pt"/>
    </style:style>
    <style:style style:name="T148" style:parent-style-name="DefaultParagraphFont" style:family="text">
      <style:text-properties style:font-name="Abadi Extra Light" fo:font-size="18pt" style:font-size-asian="18pt" style:font-size-complex="18pt"/>
    </style:style>
    <style:style style:name="T149" style:parent-style-name="DefaultParagraphFont" style:family="text">
      <style:text-properties style:font-name="Abadi Extra Light" fo:color="#156082" fo:font-size="18pt" style:font-size-asian="18pt" style:font-size-complex="18pt"/>
    </style:style>
    <style:style style:name="T150" style:parent-style-name="DefaultParagraphFont" style:family="text">
      <style:text-properties style:font-name="Abadi Extra Light" fo:font-size="18pt" style:font-size-asian="18pt" style:font-size-complex="18pt"/>
    </style:style>
    <style:style style:name="T151" style:parent-style-name="DefaultParagraphFont" style:family="text">
      <style:text-properties style:font-name="Abadi Extra Light" fo:font-size="16pt" style:font-size-asian="16pt" style:font-size-complex="16pt"/>
    </style:style>
    <style:style style:name="T152" style:parent-style-name="DefaultParagraphFont" style:family="text">
      <style:text-properties style:font-name="Abadi Extra Light" fo:font-size="18pt" style:font-size-asian="18pt" style:font-size-complex="18pt"/>
    </style:style>
    <style:style style:name="T153" style:parent-style-name="DefaultParagraphFont" style:family="text">
      <style:text-properties style:font-name="Abadi Extra Light" fo:font-size="16pt" style:font-size-asian="16pt" style:font-size-complex="16pt"/>
    </style:style>
    <style:style style:name="T154" style:parent-style-name="DefaultParagraphFont" style:family="text">
      <style:text-properties style:font-name="Abadi Extra Light" fo:font-size="16pt" style:font-size-asian="16pt" style:font-size-complex="16pt"/>
    </style:style>
    <style:style style:name="T155" style:parent-style-name="DefaultParagraphFont" style:family="text">
      <style:text-properties style:font-name="Abadi Extra Light" fo:font-size="16pt" style:font-size-asian="16pt" style:font-size-complex="16pt"/>
    </style:style>
    <style:style style:name="P156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57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58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59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0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1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2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3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4" style:parent-style-name="ListParagraph" style:family="paragraph">
      <style:paragraph-properties fo:text-align="justify"/>
      <style:text-properties style:font-name="Abadi Extra Light" fo:font-size="18pt" style:font-size-asian="18pt" style:font-size-complex="18pt"/>
    </style:style>
    <style:style style:name="P165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6" style:parent-style-name="ListParagraph" style:family="paragraph">
      <style:paragraph-properties fo:text-align="justify"/>
      <style:text-properties style:font-name="Abadi Extra Light" fo:color="#196B24" fo:font-size="16pt" style:font-size-asian="16pt" style:font-size-complex="16pt"/>
    </style:style>
    <style:style style:name="P167" style:parent-style-name="ListParagraph" style:family="paragraph">
      <style:paragraph-properties fo:text-align="justify"/>
      <style:text-properties style:font-name="Abadi Extra Light" fo:font-weight="bold" style:font-weight-asian="bold" style:font-weight-complex="bold" fo:color="#156082" fo:font-size="16pt" style:font-size-asian="16pt" style:font-size-complex="16pt"/>
    </style:style>
    <style:style style:name="P168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69" style:parent-style-name="ListParagraph" style:family="paragraph">
      <style:paragraph-properties fo:text-align="justify"/>
    </style:style>
    <style:style style:name="T170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171" style:parent-style-name="DefaultParagraphFont" style:family="text">
      <style:text-properties style:font-name="Abadi Extra Light" fo:font-size="16pt" style:font-size-asian="16pt" style:font-size-complex="16pt"/>
    </style:style>
    <style:style style:name="P172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73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74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75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76" style:parent-style-name="ListParagraph" style:family="paragraph">
      <style:paragraph-properties fo:text-align="justify"/>
    </style:style>
    <style:style style:name="T177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178" style:parent-style-name="DefaultParagraphFont" style:family="text">
      <style:text-properties style:font-name="Abadi Extra Light" fo:font-size="16pt" style:font-size-asian="16pt" style:font-size-complex="16pt"/>
    </style:style>
    <style:style style:name="T179" style:parent-style-name="DefaultParagraphFont" style:family="text">
      <style:text-properties style:font-name="Abadi Extra Light" fo:font-size="16pt" style:font-size-asian="16pt" style:font-size-complex="16pt"/>
    </style:style>
    <style:style style:name="P180" style:parent-style-name="ListParagraph" style:family="paragraph">
      <style:paragraph-properties fo:text-align="justify"/>
    </style:style>
    <style:style style:name="T181" style:parent-style-name="DefaultParagraphFont" style:family="text">
      <style:text-properties style:font-name="Abadi Extra Light" fo:color="#156082" fo:font-size="16pt" style:font-size-asian="16pt" style:font-size-complex="16pt"/>
    </style:style>
    <style:style style:name="T182" style:parent-style-name="DefaultParagraphFont" style:family="text">
      <style:text-properties style:font-name="Abadi Extra Light" fo:font-size="16pt" style:font-size-asian="16pt" style:font-size-complex="16pt"/>
    </style:style>
    <style:style style:name="P183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84" style:parent-style-name="ListParagraph" style:family="paragraph">
      <style:paragraph-properties fo:text-align="justify"/>
      <style:text-properties style:font-name="Abadi Extra Light" fo:color="#E97132" fo:font-size="16pt" style:font-size-asian="16pt" style:font-size-complex="16pt"/>
    </style:style>
    <style:style style:name="P185" style:parent-style-name="ListParagraph" style:family="paragraph">
      <style:paragraph-properties fo:text-align="justify"/>
    </style:style>
    <style:style style:name="T186" style:parent-style-name="DefaultParagraphFont" style:family="text">
      <style:text-properties style:font-name="Abadi Extra Light" fo:color="#E97132" fo:font-size="16pt" style:font-size-asian="16pt" style:font-size-complex="16pt"/>
    </style:style>
    <style:style style:name="T187" style:parent-style-name="DefaultParagraphFont" style:family="text">
      <style:text-properties style:font-name="Abadi Extra Light" fo:font-size="16pt" style:font-size-asian="16pt" style:font-size-complex="16pt"/>
    </style:style>
    <style:style style:name="P188" style:parent-style-name="ListParagraph" style:family="paragraph">
      <style:paragraph-properties fo:text-align="justify"/>
    </style:style>
    <style:style style:name="T189" style:parent-style-name="DefaultParagraphFont" style:family="text">
      <style:text-properties style:font-name="Abadi Extra Light" fo:color="#E97132" fo:font-size="16pt" style:font-size-asian="16pt" style:font-size-complex="16pt"/>
    </style:style>
    <style:style style:name="T190" style:parent-style-name="DefaultParagraphFont" style:family="text">
      <style:text-properties style:font-name="Abadi Extra Light" fo:font-size="16pt" style:font-size-asian="16pt" style:font-size-complex="16pt"/>
    </style:style>
    <style:style style:name="P191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92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93" style:parent-style-name="ListParagraph" style:list-style-name="LFO5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94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195" style:parent-style-name="ListParagraph" style:family="paragraph">
      <style:paragraph-properties fo:text-align="justify"/>
    </style:style>
    <style:style style:name="T196" style:parent-style-name="DefaultParagraphFont" style:family="text">
      <style:text-properties style:font-name="Abadi Extra Light" fo:color="#E97132" fo:font-size="16pt" style:font-size-asian="16pt" style:font-size-complex="16pt"/>
    </style:style>
    <style:style style:name="T197" style:parent-style-name="DefaultParagraphFont" style:family="text">
      <style:text-properties style:font-name="Abadi Extra Light" fo:font-size="16pt" style:font-size-asian="16pt" style:font-size-complex="16pt"/>
    </style:style>
    <style:style style:name="T198" style:parent-style-name="DefaultParagraphFont" style:family="text">
      <style:text-properties style:font-name="Abadi Extra Light" fo:font-size="16pt" style:font-size-asian="16pt" style:font-size-complex="16pt"/>
    </style:style>
    <style:style style:name="P199" style:parent-style-name="ListParagraph" style:family="paragraph">
      <style:paragraph-properties fo:text-align="justify"/>
    </style:style>
    <style:style style:name="T200" style:parent-style-name="DefaultParagraphFont" style:family="text">
      <style:text-properties style:font-name="Abadi Extra Light" fo:color="#E97132" fo:font-size="16pt" style:font-size-asian="16pt" style:font-size-complex="16pt"/>
    </style:style>
    <style:style style:name="T201" style:parent-style-name="DefaultParagraphFont" style:family="text">
      <style:text-properties style:font-name="Abadi Extra Light" fo:font-size="16pt" style:font-size-asian="16pt" style:font-size-complex="16pt"/>
    </style:style>
    <style:style style:name="T202" style:parent-style-name="DefaultParagraphFont" style:family="text">
      <style:text-properties style:font-name="Abadi Extra Light" fo:font-size="16pt" style:font-size-asian="16pt" style:font-size-complex="16pt"/>
    </style:style>
    <style:style style:name="P203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04" style:parent-style-name="ListParagraph" style:list-style-name="LFO7" style:family="paragraph">
      <style:paragraph-properties fo:text-align="justify"/>
      <style:text-properties style:font-name="Abadi Extra Light" fo:color="#7030A0" fo:font-size="16pt" style:font-size-asian="16pt" style:font-size-complex="16pt"/>
    </style:style>
    <style:style style:name="P205" style:parent-style-name="ListParagraph" style:family="paragraph">
      <style:paragraph-properties fo:text-align="justify"/>
    </style:style>
    <style:style style:name="T206" style:parent-style-name="DefaultParagraphFont" style:family="text">
      <style:text-properties style:font-name="Abadi Extra Light" fo:color="#7030A0" fo:font-size="16pt" style:font-size-asian="16pt" style:font-size-complex="16pt"/>
    </style:style>
    <style:style style:name="T207" style:parent-style-name="DefaultParagraphFont" style:family="text">
      <style:text-properties style:font-name="Abadi Extra Light" fo:font-size="16pt" style:font-size-asian="16pt" style:font-size-complex="16pt"/>
    </style:style>
    <style:style style:name="P208" style:parent-style-name="ListParagraph" style:family="paragraph">
      <style:paragraph-properties fo:text-align="justify"/>
    </style:style>
    <style:style style:name="T209" style:parent-style-name="DefaultParagraphFont" style:family="text">
      <style:text-properties style:font-name="Abadi Extra Light" fo:color="#7030A0" fo:font-size="16pt" style:font-size-asian="16pt" style:font-size-complex="16pt"/>
    </style:style>
    <style:style style:name="T210" style:parent-style-name="DefaultParagraphFont" style:family="text">
      <style:text-properties style:font-name="Abadi Extra Light" fo:font-size="16pt" style:font-size-asian="16pt" style:font-size-complex="16pt"/>
    </style:style>
    <style:style style:name="P211" style:parent-style-name="ListParagraph" style:list-style-name="LFO10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12" style:parent-style-name="ListParagraph" style:list-style-name="LFO10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13" style:parent-style-name="ListParagraph" style:list-style-name="LFO10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14" style:parent-style-name="ListParagraph" style:family="paragraph">
      <style:paragraph-properties fo:text-align="justify"/>
      <style:text-properties style:font-name="Abadi Extra Light" fo:color="#7030A0" fo:font-size="16pt" style:font-size-asian="16pt" style:font-size-complex="16pt"/>
    </style:style>
    <style:style style:name="P215" style:parent-style-name="ListParagraph" style:family="paragraph">
      <style:paragraph-properties fo:text-align="justify"/>
      <style:text-properties style:font-name="Abadi Extra Light" fo:color="#7030A0" fo:font-size="16pt" style:font-size-asian="16pt" style:font-size-complex="16pt"/>
    </style:style>
    <style:style style:name="P216" style:parent-style-name="ListParagraph" style:family="paragraph">
      <style:paragraph-properties fo:text-align="justify"/>
    </style:style>
    <style:style style:name="T217" style:parent-style-name="DefaultParagraphFont" style:family="text">
      <style:text-properties style:font-name="Abadi Extra Light" fo:color="#7030A0" fo:font-size="16pt" style:font-size-asian="16pt" style:font-size-complex="16pt"/>
    </style:style>
    <style:style style:name="T218" style:parent-style-name="DefaultParagraphFont" style:family="text">
      <style:text-properties style:font-name="Abadi Extra Light" fo:font-size="16pt" style:font-size-asian="16pt" style:font-size-complex="16pt"/>
    </style:style>
    <style:style style:name="P219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20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21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TableColumn223" style:family="table-column">
      <style:table-column-properties style:column-width="0.0562in"/>
    </style:style>
    <style:style style:name="TableColumn224" style:family="table-column">
      <style:table-column-properties style:column-width="0.0458in"/>
    </style:style>
    <style:style style:name="TableColumn225" style:family="table-column">
      <style:table-column-properties style:column-width="0.0458in"/>
    </style:style>
    <style:style style:name="TableColumn226" style:family="table-column">
      <style:table-column-properties style:column-width="0.0458in"/>
    </style:style>
    <style:style style:name="TableColumn227" style:family="table-column">
      <style:table-column-properties style:column-width="0.0562in"/>
    </style:style>
    <style:style style:name="Table222" style:family="table">
      <style:table-properties style:width="0.25in" fo:margin-left="0in" table:align="left"/>
    </style:style>
    <style:style style:name="TableRow228" style:family="table-row">
      <style:table-row-properties style:min-row-height="0.0208in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style:font-name="Abadi Extra Light" fo:font-size="14pt" style:font-size-asian="14pt" style:font-size-complex="14pt" fo:hyphenate="true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text-align="justify"/>
      <style:text-properties style:font-name="Abadi Extra Light" fo:font-size="14pt" style:font-size-asian="14pt" style:font-size-complex="14pt"/>
    </style:style>
    <style:style style:name="P239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0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1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2" style:parent-style-name="Normal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3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4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5" style:parent-style-name="ListParagraph" style:family="paragraph">
      <style:paragraph-properties fo:text-align="justify"/>
      <style:text-properties style:font-name="Abadi Extra Light" fo:font-size="16pt" style:font-size-asian="16pt" style:font-size-complex="16pt"/>
    </style:style>
    <style:style style:name="P246" style:parent-style-name="ListParagraph" style:family="paragraph">
      <style:text-properties style:font-name="Abadi Extra Light" fo:font-size="16pt" style:font-size-asian="16pt" style:font-size-complex="16pt"/>
    </style:style>
    <style:style style:name="P247" style:parent-style-name="ListParagraph" style:family="paragraph">
      <style:text-properties style:font-name="Abadi Extra Light" fo:font-size="16pt" style:font-size-asian="16pt" style:font-size-complex="16pt"/>
    </style:style>
  </office:automatic-styles>
  <office:body>
    <office:text text:use-soft-page-breaks="true">
      <text:p text:style-name="P1">Social media marketing e strategie di performance funnel , tracciamento Pixel e CAPI per ottimizzare il customer funnel</text:p>
      <text:p text:style-name="P2"/>
      <text:p text:style-name="P3">Fase 1 – Strategia preliminare<text:s/></text:p>
      <text:p text:style-name="P4">Analisi dei contesto :<text:s/></text:p>
      <text:list text:style-name="LFO1" text:continue-numbering="true">
        <text:list-item>
          <text:p text:style-name="P5"><text:span text:style-name="T6">ORIGEN</text:span><text:span text:style-name="T7"><text:s/>- il brand essendo un startup D2C <text:s/>che propone<text:s/></text:span><text:span text:style-name="T8">integratori naturali personalizzati e 100% vegetali – la priorità comunicative principali:<text:s/></text:span></text:p>
        </text:list-item>
      </text:list>
      <text:list text:style-name="LFO2" text:continue-numbering="true">
        <text:list-item>
          <text:p text:style-name="P9">educare il pubblico sul prodotto e il valore aggiunto<text:s/></text:p>
        </text:list-item>
        <text:list-item>
          <text:p text:style-name="P10">costruire fiducia e autorevolezza<text:s/></text:p>
        </text:list-item>
        <text:list-item>
          <text:p text:style-name="P11">posizionare il brand su benessere , naturalezza e lifestyle urbano<text:s/></text:p>
        </text:list-item>
        <text:list-item>
          <text:p text:style-name="P12">guidare alla scoperta e all’acquisto<text:s/></text:p>
        </text:list-item>
      </text:list>
      <text:p text:style-name="P13"><text:span text:style-name="T14">La priorità di<text:s/></text:span><text:span text:style-name="T15">ORIGEN<text:s/></text:span><text:span text:style-name="T16">sono da educare , rassicurare , differenziare e convertire – sempre rimanendo coerenti con una comunicazione naturale , empatica e informata .<text:s/></text:span></text:p>
      <text:list text:style-name="LFO1" text:continue-numbering="true">
        <text:list-item>
          <text:p text:style-name="P17"><text:span text:style-name="T18">Dubbi sulla personalizzazione<text:s/></text:span><text:span text:style-name="T19">, c’è bisogno di chiarezza e trasparenza sul processo e sul valore aggiunto rispetto a prodotti generici .<text:s/></text:span></text:p>
        </text:list-item>
      </text:list>
      <text:p text:style-name="P20"/>
      <text:p text:style-name="P21">“Come fa un integratore a essere davvero su misura per me?”</text:p>
      <text:p text:style-name="P22"/>
      <text:p text:style-name="P23"><text:span text:style-name="T24">Sospetto verso il “ naturale”<text:s/></text:span><text:span text:style-name="T25">, il pubblico target e informato e selettivo in cui non basta dire 100%<text:s/></text:span><text:span text:style-name="T26">vegetale , vogliono prove scientifiche . Serve contenuto autorevole che spieghi ingredienti , funzioni e sicurezza .<text:s/></text:span></text:p>
      <text:p text:style-name="P27"/>
      <text:p text:style-name="P28"><text:span text:style-name="T29">“Naturale significa efficace?” – oppure – “È solo marketing?”</text:span></text:p>
      <text:p text:style-name="P30"/>
      <text:p text:style-name="P31"><text:span text:style-name="T32">Scetticismo sugli integratori in generale<text:s/></text:span><text:span text:style-name="T33">, essere un mercato<text:s/></text:span><text:span text:style-name="T34">sovraffollato di prodotti simili , spesso con promesse esagerate .<text:s/></text:span><text:span text:style-name="T35">ORIGEN</text:span><text:span text:style-name="T36"><text:s/>deve dimostrare affidabilità e risultati reali , anche tramite testimonianze o esperti.<text:s/></text:span></text:p>
      <text:p text:style-name="P37"/>
      <text:p text:style-name="P38"><text:span text:style-name="T39">Prezzo vs valore percepito<text:s/></text:span><text:span text:style-name="T40">, la personalizzazione va giustificata e spiegata con chiarezza il pubblico sceglierà un -alternativa più economica.</text:span></text:p>
      <text:p text:style-name="P41"><text:s/></text:p>
      <text:p text:style-name="P42">“Perché dovrei spendere di più per un prodotto personalizzato?”</text:p>
      <text:p text:style-name="P43"/>
      <text:p text:style-name="P44"><text:span text:style-name="T45">Mancanza di tempo e attenzione<text:s/></text:span><text:span text:style-name="T46">, il target vive una vita dinamica : l`esperienza d`uso deve essere rapida , chiara e intuitiva . Funnel informativi semplificati ma completi sono fondamentali .<text:s/></text:span></text:p>
      <text:p text:style-name="P47"/>
      <text:list text:style-name="LFO1" text:continue-numbering="true">
        <text:list-item>
          <text:p text:style-name="P48"><text:span text:style-name="T49">I obiettivi principali<text:s/></text:span><text:span text:style-name="T50">ORIGEN</text:span><text:span text:style-name="T51"><text:s/></text:span></text:p>
        </text:list-item>
      </text:list>
      <text:list text:style-name="LFO3" text:continue-numbering="true">
        <text:list-item>
          <text:p text:style-name="P52">Rafforzare la brand awareness , far conoscere ORIGEN come brand affidabile , naturale , personalizzato , differenziarlo rispetto ad altri brand di integratori vegetali .<text:s/></text:p>
        </text:list-item>
        <text:list-item>
          <text:p text:style-name="P53">Educare il pubblico sul valore della personalizzazione , spiegando perché un integratore personalizzato e più efficace e chiarire il processo di personalizzazione .</text:p>
        </text:list-item>
        <text:list-item>
          <text:p text:style-name="P54">Costruire fiducia e autorevolezza , comunicando trasparenza , efficacia e sostenibilità .<text:s/></text:p>
        </text:list-item>
        <text:list-item>
          <text:p text:style-name="P55">Generare traffico qualificato verso il sito e il funnel , aumentando l`interessse delle buyer personas nel funnel , portando il pubblico da “ non consapevole “ a “ intenzionato all`acquisto “ .<text:s/></text:p>
        </text:list-item>
        <text:list-item>
          <text:p text:style-name="P56">Ottimizzare i contenuti per il customer journey , creando contenuti su misura per ogni fase del funnel , awareness , consideretion , desicion .<text:s/></text:p>
        </text:list-item>
      </text:list>
      <text:p text:style-name="P57"/>
      <text:p text:style-name="P58"><text:span text:style-name="T59"><text:s text:c="4"/>4 . <text:s/></text:span><text:span text:style-name="T60">Crescita della community</text:span><text:span text:style-name="T61"><text:s text:c="2"/>– <text:s/></text:span></text:p>
      <text:p text:style-name="P62"><text:span text:style-name="T63"><text:s text:c="2"/></text:span><text:span text:style-name="T64">S<text:s/></text:span><text:span text:style-name="T65"><text:s/>Far crescere la base di follower interessati su Instagram.</text:span></text:p>
      <text:p text:style-name="P66"><text:span text:style-name="T67"><text:s text:c="2"/></text:span><text:span text:style-name="T68">M:</text:span><text:span text:style-name="T69"><text:s/>+500 follower autentici.</text:span></text:p>
      <text:p text:style-name="P70"><text:span text:style-name="T71"><text:s text:c="2"/></text:span><text:span text:style-name="T72">A:</text:span><text:span text:style-name="T73"><text:s/>Promuovendo rubriche<text:s/></text:span><text:span text:style-name="T74">settimanali con contenuti educativi e testimonianze.</text:span></text:p>
      <text:p text:style-name="P75"><text:span text:style-name="T76"><text:s text:c="2"/></text:span><text:span text:style-name="T77">R:</text:span><text:span text:style-name="T78"><text:s/>Rafforzare il rapporto diretto col pubblico.</text:span></text:p>
      <text:p text:style-name="P79"><text:span text:style-name="T80"><text:s text:c="2"/></text:span><text:span text:style-name="T81">T:</text:span><text:span text:style-name="T82"><text:s/>Entro 90 giorni.</text:span></text:p>
      <text:p text:style-name="P83"><text:span text:style-name="T84">Lead generation</text:span><text:span text:style-name="T85"><text:s/>–</text:span></text:p>
      <text:p text:style-name="P86"><text:span text:style-name="T87"><text:s/></text:span><text:span text:style-name="T88">S:</text:span><text:span text:style-name="T89"><text:s/>Generare contatti qualificati con una lead magnet (es. quiz personalizzazione integratori).</text:span></text:p>
      <text:p text:style-name="P90"><text:span text:style-name="T91"><text:s/></text:span><text:span text:style-name="T92">M:</text:span><text:span text:style-name="T93"><text:s/>150<text:s/></text:span><text:span text:style-name="T94">contatti email da iscrizioni organiche.</text:span></text:p>
      <text:p text:style-name="P95"><text:span text:style-name="T96"><text:s/></text:span><text:span text:style-name="T97">A:</text:span><text:span text:style-name="T98"><text:s/>Promozione via sito, blog e social media.</text:span></text:p>
      <text:p text:style-name="P99"><text:span text:style-name="T100"><text:s/></text:span><text:span text:style-name="T101">R:</text:span><text:span text:style-name="T102"><text:s/>Espandere la mailing list per future campagne e-commerce.</text:span></text:p>
      <text:p text:style-name="P103"><text:span text:style-name="T104"><text:s/></text:span><text:span text:style-name="T105">T:</text:span><text:span text:style-name="T106"><text:s/>Entro 3 mesi.</text:span></text:p>
      <text:p text:style-name="P107"/>
      <text:p text:style-name="P108"><text:span text:style-name="T109">Aumentare la visibilità online –</text:span></text:p>
      <text:p text:style-name="P110"><text:span text:style-name="T111"><text:s text:c="2"/></text:span><text:span text:style-name="T112">S:</text:span><text:span text:style-name="T113"><text:s/>Pubblicare contenuti mirati sul blog aziendale e sui social.</text:span></text:p>
      <text:p text:style-name="P114"><text:span text:style-name="T115"><text:s text:c="2"/></text:span><text:span text:style-name="T116">M:</text:span><text:span text:style-name="T117"><text:s/>3 articoli blog + 12 post social al mese.</text:span></text:p>
      <text:p text:style-name="P118"><text:span text:style-name="T119"><text:s text:c="2"/></text:span><text:span text:style-name="T120">A:</text:span><text:span text:style-name="T121"><text:s/>Utilizzando contenuti educativi e storytelling, facilmente gestibili dal team.</text:span></text:p>
      <text:p text:style-name="P122"><text:span text:style-name="T123"><text:s text:c="2"/></text:span><text:span text:style-name="T124">R:</text:span><text:span text:style-name="T125"><text:s/>Aumentare la brand awareness e generare traffico informato.</text:span></text:p>
      <text:p text:style-name="P126"><text:span text:style-name="T127"><text:s text:c="2"/></text:span><text:span text:style-name="T128">T:</text:span><text:span text:style-name="T129"><text:s/>Nei prossimi 3 mesi.</text:span></text:p>
      <text:p text:style-name="P130"/>
      <text:p text:style-name="P131">5.6.7. Buyer Personas – Funnel – Contenuti<text:s/></text:p>
      <text:p text:style-name="P132"><text:span text:style-name="T133"><text:s text:c="3"/></text:span><text:span text:style-name="T134">Buyer Personas 1<text:s/></text:span><text:span text:style-name="T135">-<text:s/></text:span><text:span text:style-name="T136"><text:s/></text:span><text:span text:style-name="T137">Martina</text:span><text:span text:style-name="T138"><text:s/></text:span><text:span text:style-name="T139"><text:s/>ha 35 anni , impiegata amministrativa , vive in cita , stressata , consapevole dell`importanza della salute ma ha poco tempo .<text:s/></text:span></text:p>
      <text:p text:style-name="P140">Vuole un prodotto naturale , semplice da integrare nella routine . Il obiettivo<text:s/>e di ritrovare energia e benessere senza cambiare completamente stile di vita .<text:s/></text:p>
      <text:p text:style-name="P141">Fase del funnel :<text:s/><text:s/>Awareness –<text:s/>Consideration<text:s/></text:p>
      <text:p text:style-name="P142">Contenuti per Martina :</text:p>
      <text:list text:style-name="LFO4" text:continue-numbering="true">
        <text:list-item>
          <text:p text:style-name="P143">Awareness <text:s/>- reel su Instagram “ 5 motivi per usare integratori naturali ORIGEN “<text:s/></text:p>
        </text:list-item>
        <text:list-item>
          <text:p text:style-name="P144">Consideration – newsletter “ Cosa contiene il tuo integratore “ con focus trasparenza<text:s/></text:p>
        </text:list-item>
        <text:list-item>
          <text:p text:style-name="P145">Conversion – landing page con testimonianze + promo primo acquisto<text:s/></text:p>
        </text:list-item>
      </text:list>
      <text:p text:style-name="P146"><text:span text:style-name="T147">Buyes Personas 2<text:s/></text:span><text:span text:style-name="T148">–<text:s/></text:span><text:span text:style-name="T149">Luca</text:span><text:span text:style-name="T150"><text:s/></text:span><text:span text:style-name="T151">ha 42 anni , e un manager nel settore</text:span><text:span text:style-name="T152"><text:s/></text:span><text:span text:style-name="T153">tech , fa attenzione a ciò che assume , legge molto prima di comprare , attento a gli ingredienti .L’esigenza di Luca e di avere l’efficacia dimostrata scientificamente ,<text:s/></text:span><text:span text:style-name="T154">non</text:span><text:span text:style-name="T155"><text:s/>solo marketing . <text:s text:c="2"/>Come obiettivo vuole migliorare performance mentale e di avere energia giornaliera desiderata .<text:s/></text:span></text:p>
      <text:p text:style-name="P156">Fase del funnel :<text:s/><text:tab/>Consideration – Conversion<text:s/></text:p>
      <text:p text:style-name="P157">Contenuti per Luca :<text:s/></text:p>
      <text:list text:style-name="LFO5" text:continue-numbering="true">
        <text:list-item>
          <text:p text:style-name="P158">Consideration – blog post : “ Origine vs altri brand : ecco I dati scientifici a confronto “<text:s/></text:p>
        </text:list-item>
        <text:list-item>
          <text:p text:style-name="P159">Conversion – webinar gratuito con nutrizionista + sconto per chi partecipa<text:s/></text:p>
        </text:list-item>
        <text:list-item>
          <text:p text:style-name="P160">Loyalty – programma fedeltà – invio contenuti esclusici “ behind the formula “ <text:s/>.<text:s/></text:p>
        </text:list-item>
      </text:list>
      <text:p text:style-name="P161"/>
      <text:p text:style-name="P162"/>
      <text:p text:style-name="P163"/>
      <text:p text:style-name="P164">Fase 2 : Archiettura del PED <text:s/>cross-canale<text:s/></text:p>
      <text:p text:style-name="P165"/>
      <text:p text:style-name="P166"/>
      <text:p text:style-name="P167">1. Educazione alla Personalizzazione Naturale</text:p>
      <text:p text:style-name="P168"><text:s/>Obiettivo : spiegare il valore e la scienza dietro gli integratori su misura .<text:s/></text:p>
      <text:p text:style-name="P169"><text:span text:style-name="T170">Contenuti possibili<text:s/></text:span><text:span text:style-name="T171">:<text:s/></text:span></text:p>
      <text:list text:style-name="LFO5" text:continue-numbering="true">
        <text:list-item>
          <text:p text:style-name="P172">Post informativi su come funzione la personalizzazione<text:s/></text:p>
        </text:list-item>
        <text:list-item>
          <text:p text:style-name="P173">Quiz interattivi per scoprire il proprio “ profilo benessere “</text:p>
        </text:list-item>
        <text:list-item>
          <text:p text:style-name="P174">Video brevi : “ Perché un integratore su misura funzione meglio ?”</text:p>
        </text:list-item>
      </text:list>
      <text:p text:style-name="P175"/>
      <text:p text:style-name="P176"><text:span text:style-name="T177">Tone of voice<text:s/></text:span><text:span text:style-name="T178">: chiaro , autorevo</text:span><text:span text:style-name="T179">le , rassicurante .<text:s/></text:span></text:p>
      <text:p text:style-name="P180"><text:span text:style-name="T181">Frequenza consigliata<text:s/></text:span><text:span text:style-name="T182">: 2 contenuti settimanali tra reel , blog e email</text:span></text:p>
      <text:p text:style-name="P183"/>
      <text:p text:style-name="P184">2. Benessere Naturale e Stile di Vita Consapevole<text:s/></text:p>
      <text:p text:style-name="P185"><text:span text:style-name="T186">Obiettivo</text:span><text:span text:style-name="T187"><text:s/>: posizionare ORIGEN <text:s/>come parte della routine di benessere quotidiana .<text:s/></text:span></text:p>
      <text:p text:style-name="P188"><text:span text:style-name="T189">Contenuti possibili<text:s/></text:span><text:span text:style-name="T190">:<text:s/></text:span></text:p>
      <text:list text:style-name="LFO5" text:continue-numbering="true">
        <text:list-item>
          <text:p text:style-name="P191">Consigli pratici ( alimentazione , gestione stress , routine )</text:p>
        </text:list-item>
        <text:list-item>
          <text:p text:style-name="P192">Rubriche “ Consigli del giorno “ o “ Morning Routine “<text:s/></text:p>
        </text:list-item>
        <text:list-item>
          <text:p text:style-name="P193">Collaborazioni con esperti ( nutrizionisti , naturopati , personal trainer )<text:s/></text:p>
        </text:list-item>
      </text:list>
      <text:p text:style-name="P194"/>
      <text:p text:style-name="P195"><text:span text:style-name="T196">Tone of voice<text:s/></text:span><text:span text:style-name="T197">: empatico , positivo , motiva</text:span><text:span text:style-name="T198">zionale .<text:s/></text:span></text:p>
      <text:p text:style-name="P199"><text:span text:style-name="T200">Frequenza consigliata<text:s/></text:span><text:span text:style-name="T201">: 3 contenuti social + 1 newsletter a settimana<text:s/></text:span><text:span text:style-name="T202">.</text:span></text:p>
      <text:p text:style-name="P203"/>
      <text:list text:style-name="LFO7" text:continue-numbering="true">
        <text:list-item>
          <text:p text:style-name="P204">Affidabilità , Trasparenza e Prova Sociale<text:s/></text:p>
        </text:list-item>
      </text:list>
      <text:p text:style-name="P205"><text:span text:style-name="T206">Obiettivo :<text:s/></text:span><text:span text:style-name="T207">costruire fiducia e credibilità in brand<text:s/></text:span></text:p>
      <text:p text:style-name="P208"><text:span text:style-name="T209">Contenuti possibili<text:s/></text:span><text:span text:style-name="T210">:<text:s/></text:span></text:p>
      <text:list text:style-name="LFO10" text:continue-numbering="true">
        <text:list-item>
          <text:p text:style-name="P211">Testimonianze autentiche ( video , citazioni , case study )<text:s/></text:p>
        </text:list-item>
        <text:list-item>
          <text:p text:style-name="P212">Approfondimenti sugli ingredienti naturali<text:s/></text:p>
        </text:list-item>
        <text:list-item>
          <text:p text:style-name="P213">“Dietro le quinte “ del processo di produzione o packaging .</text:p>
        </text:list-item>
      </text:list>
      <text:p text:style-name="P214"/>
      <text:p text:style-name="P215">Tone of voice : trasparente , professionale , umano .<text:s/></text:p>
      <text:p text:style-name="P216"><text:span text:style-name="T217">Frequenza consigliata<text:s/></text:span><text:span text:style-name="T218">: 1 approfondimento lungo + 2 brevi contenuti a settimana .<text:s/></text:span></text:p>
      <text:p text:style-name="P219"/>
      <text:p text:style-name="P220"/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</table:table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adi Extra Light" svg:font-family="Abadi Extra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5-27T17:22:00Z</meta:creation-date>
    <dc:date>2025-05-29T15:56:00Z</dc:date>
    <meta:template xlink:href="Normal" xlink:type="simple"/>
    <meta:editing-cycles>6</meta:editing-cycles>
    <meta:editing-duration>PT0S</meta:editing-duration>
    <meta:document-statistic meta:page-count="1" meta:paragraph-count="12" meta:word-count="937" meta:character-count="6272" meta:row-count="44" meta:non-whitespace-character-count="5347"/>
  </office:meta>
</office:document-meta>
</file>